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GOAVIL LONG, HILDA MARIOTTY ANTUA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GOAVIL LONG, HILDA MARIOTTY ANTUAN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4309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INAYA ZEVALLOS, BEDER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81464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02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